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officeooo:rsid="000d49b5" officeooo:paragraph-rsid="000d49b5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style:text-underline-style="solid" style:text-underline-width="auto" style:text-underline-color="font-color" fo:font-weight="bold" officeooo:rsid="000f034e" officeooo:paragraph-rsid="000f034e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font-size="12pt" style:text-underline-style="none" fo:font-weight="normal" officeooo:rsid="000d49b5" officeooo:paragraph-rsid="000d49b5" style:font-size-asian="10.5pt" style:font-weight-asian="normal" style:font-size-complex="12pt" style:font-weight-complex="normal"/>
    </style:style>
    <style:style style:name="P4" style:family="paragraph" style:parent-style-name="Standard" style:list-style-name="Numbering_20_123">
      <style:text-properties fo:font-size="12pt" style:text-underline-style="none" fo:font-weight="normal" officeooo:rsid="000d49b5" officeooo:paragraph-rsid="000d49b5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officeooo:rsid="000f034e" officeooo:paragraph-rsid="000f034e" style:font-size-asian="10.5pt" style:font-weight-asian="normal" style:font-size-complex="12pt" style:font-weight-complex="normal"/>
    </style:style>
    <style:style style:name="P6" style:family="paragraph" style:parent-style-name="Standard" style:list-style-name="Numbering_20_123">
      <style:text-properties fo:font-size="12pt" style:text-underline-style="none" fo:font-weight="normal" officeooo:rsid="000f034e" officeooo:paragraph-rsid="000f034e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etitive Programming:</text:p>
      <text:p text:style-name="P1"/>
      <text:p text:style-name="P1">Problem 1:</text:p>
      <text:p text:style-name="P3">Enter the number if it is even divide by 2 and if it is odd multiply by 2 and add the 1 untill the number becomes 1</text:p>
      <text:p text:style-name="P3"/>
      <text:list xml:id="list3813269629" text:style-name="Numbering_20_123">
        <text:list-item>
          <text:p text:style-name="P4">#include&lt;bits/stdc++.h&gt;</text:p>
        </text:list-item>
        <text:list-item>
          <text:p text:style-name="P4">using namespace std;</text:p>
        </text:list-item>
        <text:list-item>
          <text:p text:style-name="P4">#define ll long long</text:p>
        </text:list-item>
        <text:list-item>
          <text:p text:style-name="P4">int main()</text:p>
        </text:list-item>
        <text:list-item>
          <text:p text:style-name="P4">{</text:p>
        </text:list-item>
        <text:list-item>
          <text:p text:style-name="P4"><text:tab/>ll n;</text:p>
        </text:list-item>
        <text:list-item>
          <text:p text:style-name="P4"><text:tab/>cin &gt;&gt; n;</text:p>
        </text:list-item>
        <text:list-item>
          <text:p text:style-name="P4"/>
        </text:list-item>
        <text:list-item>
          <text:p text:style-name="P4"><text:tab/>while(n&lt;1)</text:p>
        </text:list-item>
        <text:list-item>
          <text:p text:style-name="P4"><text:tab/>{</text:p>
        </text:list-item>
        <text:list-item>
          <text:p text:style-name="P4"><text:tab/><text:tab/>if(n%2==0)</text:p>
        </text:list-item>
        <text:list-item>
          <text:p text:style-name="P4"><text:tab/><text:tab/><text:tab/>n=n/2;</text:p>
        </text:list-item>
        <text:list-item>
          <text:p text:style-name="P4"><text:tab/><text:tab/>else</text:p>
        </text:list-item>
        <text:list-item>
          <text:p text:style-name="P4"><text:tab/><text:tab/><text:tab/>n=n*3+1;</text:p>
        </text:list-item>
        <text:list-item>
          <text:p text:style-name="P4"><text:tab/>}</text:p>
        </text:list-item>
        <text:list-item>
          <text:p text:style-name="P4"><text:tab/>cout&lt;&lt;" "&lt;&lt;n;</text:p>
        </text:list-item>
        <text:list-item>
          <text:p text:style-name="P4">}</text:p>
        </text:list-item>
      </text:list>
      <text:p text:style-name="P3"/>
      <text:p text:style-name="P1">Problem 2:</text:p>
      <text:p text:style-name="P3"/>
      <text:p text:style-name="P3">find the missing number in the given number of elements</text:p>
      <text:p text:style-name="P3"/>
      <text:list xml:id="list223850991302183" text:continue-numbering="true" text:style-name="Numbering_20_123">
        <text:list-item>
          <text:p text:style-name="P4">#include&lt;bits/stdc++.h&gt;</text:p>
        </text:list-item>
        <text:list-item>
          <text:p text:style-name="P4">using namespace std;</text:p>
        </text:list-item>
        <text:list-item>
          <text:p text:style-name="P4">#define ll long long</text:p>
        </text:list-item>
        <text:list-item>
          <text:p text:style-name="P4">int main()</text:p>
        </text:list-item>
        <text:list-item>
          <text:p text:style-name="P4">{</text:p>
        </text:list-item>
        <text:list-item>
          <text:p text:style-name="P4"><text:tab/>ll n;</text:p>
        </text:list-item>
        <text:list-item>
          <text:p text:style-name="P4"><text:tab/>s=0;</text:p>
        </text:list-item>
        <text:list-item>
          <text:p text:style-name="P4"><text:tab/>int a;</text:p>
        </text:list-item>
        <text:list-item>
          <text:p text:style-name="P4"><text:tab/>cin&gt;&gt;n;</text:p>
        </text:list-item>
        <text:list-item>
          <text:p text:style-name="P4"><text:tab/>for(int i=0;i&lt;n;i++)</text:p>
        </text:list-item>
        <text:list-item>
          <text:p text:style-name="P4"><text:tab/>{<text:tab/></text:p>
        </text:list-item>
        <text:list-item>
          <text:p text:style-name="P4"><text:tab/><text:tab/>cin&gt;&gt;a;</text:p>
        </text:list-item>
        <text:list-item>
          <text:p text:style-name="P4"><text:tab/><text:tab/>s=s+a;</text:p>
        </text:list-item>
        <text:list-item>
          <text:p text:style-name="P4"><text:tab/>}</text:p>
        </text:list-item>
        <text:list-item>
          <text:p text:style-name="P4"><text:tab/>cout&lt;&lt;n*(n+1)/2-s;</text:p>
        </text:list-item>
        <text:list-item>
          <text:p text:style-name="P4">}</text:p>
        </text:list-item>
      </text:list>
      <text:p text:style-name="P3"/>
      <text:p text:style-name="P2">Problem 3:</text:p>
      <text:p text:style-name="P5">Find the maximum number of characters present in the string continuously</text:p>
      <text:p text:style-name="P5"/>
      <text:p text:style-name="P5">AGGGTTGA=&gt;3</text:p>
      <text:p text:style-name="P5"/>
      <text:list xml:id="list223851260141046" text:continue-numbering="true" text:style-name="Numbering_20_123">
        <text:list-item>
          <text:p text:style-name="P6">#include&lt;bits/stdc++.h&gt;</text:p>
        </text:list-item>
        <text:list-item>
          <text:p text:style-name="P6"><text:soft-page-break/>using namespace std;</text:p>
        </text:list-item>
        <text:list-item>
          <text:p text:style-name="P6">#define ll long long</text:p>
        </text:list-item>
        <text:list-item>
          <text:p text:style-name="P6">int main()</text:p>
        </text:list-item>
        <text:list-item>
          <text:p text:style-name="P6">{</text:p>
        </text:list-item>
        <text:list-item>
          <text:p text:style-name="P6"><text:tab/>int ans=0;</text:p>
        </text:list-item>
        <text:list-item>
          <text:p text:style-name="P6"><text:tab/>int c=0;</text:p>
        </text:list-item>
        <text:list-item>
          <text:p text:style-name="P6"><text:tab/>char l='A';</text:p>
        </text:list-item>
        <text:list-item>
          <text:p text:style-name="P6"><text:tab/>string s;</text:p>
        </text:list-item>
        <text:list-item>
          <text:p text:style-name="P6"><text:tab/>cin &gt;&gt; s;</text:p>
        </text:list-item>
        <text:list-item>
          <text:p text:style-name="P6"><text:tab/>for(char d: s)</text:p>
        </text:list-item>
        <text:list-item>
          <text:p text:style-name="P6"><text:tab/>{</text:p>
        </text:list-item>
        <text:list-item>
          <text:p text:style-name="P6"><text:tab/><text:tab/>if(l==d)</text:p>
        </text:list-item>
        <text:list-item>
          <text:p text:style-name="P6"><text:tab/><text:tab/>{</text:p>
        </text:list-item>
        <text:list-item>
          <text:p text:style-name="P6"><text:tab/><text:tab/><text:tab/>c++;</text:p>
        </text:list-item>
        <text:list-item>
          <text:p text:style-name="P6"><text:tab/><text:tab/><text:tab/>ans=max(c,ans);</text:p>
        </text:list-item>
        <text:list-item>
          <text:p text:style-name="P6"><text:tab/><text:tab/>}</text:p>
        </text:list-item>
        <text:list-item>
          <text:p text:style-name="P6"><text:tab/><text:tab/>else</text:p>
        </text:list-item>
        <text:list-item>
          <text:p text:style-name="P6"><text:tab/><text:tab/>{</text:p>
        </text:list-item>
        <text:list-item>
          <text:p text:style-name="P6"><text:tab/><text:tab/><text:tab/>d=l;</text:p>
        </text:list-item>
        <text:list-item>
          <text:p text:style-name="P6"><text:tab/><text:tab/><text:tab/>c=1;</text:p>
        </text:list-item>
        <text:list-item>
          <text:p text:style-name="P6"><text:tab/><text:tab/>}</text:p>
        </text:list-item>
        <text:list-item>
          <text:p text:style-name="P6"><text:tab/>}</text:p>
        </text:list-item>
        <text:list-item>
          <text:p text:style-name="P6"><text:tab/>cout&lt;&lt;ans;</text:p>
        </text:list-item>
        <text:list-item>
          <text:p text:style-name="P6">}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3T22:18:16.875466323</meta:creation-date>
    <dc:date>2021-02-13T22:38:50.735017774</dc:date>
    <meta:editing-duration>PT2S</meta:editing-duration>
    <meta:editing-cycles>1</meta:editing-cycles>
    <meta:document-statistic meta:table-count="0" meta:image-count="0" meta:object-count="0" meta:page-count="2" meta:paragraph-count="66" meta:word-count="205" meta:character-count="1017" meta:non-whitespace-character-count="873"/>
    <meta:generator>LibreOffice/6.4.6.2$Linux_X86_64 LibreOffice_project/40$Build-2</meta:generator>
  </office:meta>
</office:document-meta>
</file>